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Nintendo, (2006). <text:span text:style-name="T1">New Super Mario Bros</text:span>. <text:span text:style-name="T2">Retrieved May 31, 2006, from </text:span><text:a xlink:type="simple" xlink:href="http://gonintendo.com/?p=2800">http://gonintendo.com/?p=2800</text:a></text:p>
      <text:p text:style-name="Standard"/>
      <text:p text:style-name="Standard"/>
      <text:p text:style-name="Standard"/>
      <text:p text:style-name="Standard"/>
      <text:p text:style-name="Standard">About us</text:p>
      <text:p text:style-name="Standard"/>
      <text:p text:style-name="Standard">The Echo Bay Games Expo is an annual event which celebrates the Australian gaming and computer industry. It's held in Echo Bay, 4 hours drive north of Brisbane, Queensland. The Expo invites developers and hardware manufacturers/retailers from all around Australia and overseas to showcase their latest software, technology, and hardware. The Expo also host events such as demonstrations, and seminars.</text:p>
      <text:p text:style-name="Standard"/>
      <text:p text:style-name="Standard">Why attend</text:p>
      <text:p text:style-name="Standard"/>
      <text:p text:style-name="Standard">The Expo boasts a large number of developers and innovative homegrown start-up companies. It provides an insight into the status of the Australian gaming industry. Showcasing all the latest and greatest games and technology. For developers and hardware manufacturers/retailers it provides an opportunity to showcase their products to a specialized,and most importantly interested, audience. The combination of technology, location and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31T16:12:27</meta:creation-date>
    <dc:date>2006-05-31T17:08:49</dc:date>
    <dc:language>en-US</dc:language>
    <meta:editing-cycles>35</meta:editing-cycles>
    <meta:editing-duration>PT56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43" meta:character-count="954"/>
  </office:meta>
</office:document-meta>
</file>